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200000123556123980D3B8DA5.png" manifest:media-type="image/png"/>
  <manifest:file-entry manifest:full-path="Pictures/100000000000011300000053079E39C68A0D5BEE.png" manifest:media-type="image/png"/>
  <manifest:file-entry manifest:full-path="Pictures/10000000000002E9000002B11BAFD67026E22B15.png" manifest:media-type="image/png"/>
  <manifest:file-entry manifest:full-path="Pictures/100000000000021D0000003EA568329C05CC6894.png" manifest:media-type="image/png"/>
  <manifest:file-entry manifest:full-path="Pictures/100000000000032300000101F2FF15DAB0220CA3.png" manifest:media-type="image/png"/>
  <manifest:file-entry manifest:full-path="Pictures/100000000000042100000233F75BE169A6E4CC17.png" manifest:media-type="image/png"/>
  <manifest:file-entry manifest:full-path="Pictures/100000000000037F0000028230A53019A7A4DC94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9f18" officeooo:paragraph-rsid="00029f18"/>
    </style:style>
    <style:style style:name="P2" style:family="paragraph" style:parent-style-name="Standard">
      <style:text-properties fo:language="ru" fo:country="RU" officeooo:rsid="00029f18" officeooo:paragraph-rsid="00029f18"/>
    </style:style>
    <style:style style:name="T1" style:family="text">
      <style:text-properties fo:language="ru" fo:country="RU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Изображение1" text:anchor-type="paragraph" svg:x="0cm" svg:y="2.328cm" svg:width="17.59cm" svg:height="16.267cm" draw:z-index="0"><draw:image xlink:href="Pictures/10000000000002E9000002B11BAFD67026E22B15.png" xlink:type="simple" xlink:show="embed" xlink:actuate="onLoad" loext:mime-type="image/png"/></draw:frame></text:p>
      <text:p text:style-name="Standard"/>
      <text:p text:style-name="P1">1 <text:span text:style-name="T1">задание</text:span></text:p>
      <text:p text:style-name="Standard"/>
      <text:p text:style-name="Standard"/>
      <text:p text:style-name="Standard"/>
      <text:p text:style-name="Standard"/>
      <text:p text:style-name="Standard"><draw:frame draw:style-name="fr3" draw:name="Изображение2" text:anchor-type="paragraph" svg:width="7.276cm" svg:height="2.196cm" draw:z-index="1"><draw:image xlink:href="Pictures/100000000000011300000053079E39C68A0D5BE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Изображение3" text:anchor-type="paragraph" svg:width="17.59cm" svg:height="5.629cm" draw:z-index="2"><draw:image xlink:href="Pictures/100000000000032300000101F2FF15DAB0220CA3.png" xlink:type="simple" xlink:show="embed" xlink:actuate="onLoad" loext:mime-type="image/png"/></draw:frame><text:soft-page-break/></text:p>
      <text:p text:style-name="Standard"/>
      <text:p text:style-name="Standard"><draw:frame draw:style-name="fr2" draw:name="Изображение4" text:anchor-type="paragraph" svg:width="17.59cm" svg:height="5.233cm" draw:z-index="3"><draw:image xlink:href="Pictures/10000000000003D200000123556123980D3B8DA5.png" xlink:type="simple" xlink:show="embed" xlink:actuate="onLoad" loext:mime-type="image/png"/></draw:frame></text:p>
      <text:p text:style-name="Standard"/>
      <text:p text:style-name="Standard"><draw:frame draw:style-name="fr3" draw:name="Изображение5" text:anchor-type="paragraph" svg:width="14.314cm" svg:height="1.64cm" draw:z-index="4"><draw:image xlink:href="Pictures/100000000000021D0000003EA568329C05CC6894.png" xlink:type="simple" xlink:show="embed" xlink:actuate="onLoad" loext:mime-type="image/png"/></draw:frame></text:p>
      <text:p text:style-name="Standard"/>
      <text:p text:style-name="Standard"><draw:frame draw:style-name="fr2" draw:name="Изображение6" text:anchor-type="paragraph" svg:width="17.59cm" svg:height="9.368cm" draw:z-index="5"><draw:image xlink:href="Pictures/100000000000042100000233F75BE169A6E4CC17.png" xlink:type="simple" xlink:show="embed" xlink:actuate="onLoad" loext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2 задание</text:p>
      <text:p text:style-name="P2"/>
      <text:p text:style-name="P2"/>
      <text:p text:style-name="P2"><draw:frame draw:style-name="fr1" draw:name="Изображение7" text:anchor-type="paragraph" svg:width="17.59cm" svg:height="12.617cm" draw:z-index="6"><draw:image xlink:href="Pictures/100000000000037F0000028230A53019A7A4DC94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4-22T20:30:33.320000000</dc:date>
    <meta:editing-duration>PT30M57S</meta:editing-duration>
    <meta:editing-cycles>2</meta:editing-cycles>
    <meta:document-statistic meta:table-count="0" meta:image-count="7" meta:object-count="0" meta:page-count="4" meta:paragraph-count="2" meta:word-count="4" meta:character-count="18" meta:non-whitespace-character-count="16"/>
  </office:meta>
</office:document-meta>
</file>